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CPMG_N</text:p>
          </table:table-cell>
          <table:table-cell office:value-type="string" calcext:value-type="string">
            <text:p>TR (ms)</text:p>
          </table:table-cell>
          <table:table-cell office:value-type="string" calcext:value-type="string">
            <text:p>N_CPMG_Pulse</text:p>
          </table:table-cell>
          <table:table-cell office:value-type="string" calcext:value-type="string">
            <text:p>Tau (ms)</text:p>
          </table:table-cell>
          <table:table-cell office:value-type="string" calcext:value-type="string">
            <text:p>v(cpmg,Hz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(1/90)*[.A2]*1000" office:value-type="float" office:value="44.4444444444444" calcext:value-type="float">
            <text:p>44.4</text:p>
          </table:table-cell>
          <table:table-cell office:value-type="float" office:value="64" calcext:value-type="float">
            <text:p>64</text:p>
          </table:table-cell>
          <table:table-cell table:formula="of:=[.B2]/(2*[.C2]*2)" office:value-type="float" office:value="0.173611111111111" calcext:value-type="float">
            <text:p>0.173611111111111</text:p>
          </table:table-cell>
          <table:table-cell table:formula="of:=1/(4*[.D2]) *1000" office:value-type="float" office:value="1440" calcext:value-type="float">
            <text:p>1440</text:p>
          </table:table-cell>
          <table:table-cell table:number-columns-repeated="1019"/>
        </table:table-row>
        <table:table-row table:style-name="ro1">
          <table:table-cell table:formula="of:=[.A2]" office:value-type="float" office:value="4" calcext:value-type="float">
            <text:p>4</text:p>
          </table:table-cell>
          <table:table-cell table:style-name="ce3" table:formula="of:=[.B2]" office:value-type="float" office:value="44.4444444444444" calcext:value-type="float">
            <text:p>44.4</text:p>
          </table:table-cell>
          <table:table-cell table:formula="of:=[.C2]/2" office:value-type="float" office:value="32" calcext:value-type="float">
            <text:p>32</text:p>
          </table:table-cell>
          <table:table-cell table:formula="of:=[.B3]/(2*[.C3]*2)" office:value-type="float" office:value="0.347222222222222" calcext:value-type="float">
            <text:p>0.347222222222222</text:p>
          </table:table-cell>
          <table:table-cell table:formula="of:=1/(4*[.D3]) *1000" office:value-type="float" office:value="720.000000000001" calcext:value-type="float">
            <text:p>720.000000000001</text:p>
          </table:table-cell>
          <table:table-cell table:number-columns-repeated="1019"/>
        </table:table-row>
        <table:table-row table:style-name="ro1">
          <table:table-cell table:formula="of:=[.A3]" office:value-type="float" office:value="4" calcext:value-type="float">
            <text:p>4</text:p>
          </table:table-cell>
          <table:table-cell table:style-name="ce3" table:formula="of:=[.B3]" office:value-type="float" office:value="44.4444444444444" calcext:value-type="float">
            <text:p>44.4</text:p>
          </table:table-cell>
          <table:table-cell table:formula="of:=[.C3]/2" office:value-type="float" office:value="16" calcext:value-type="float">
            <text:p>16</text:p>
          </table:table-cell>
          <table:table-cell table:formula="of:=[.B4]/(2*[.C4]*2)" office:value-type="float" office:value="0.694444444444444" calcext:value-type="float">
            <text:p>0.694444444444444</text:p>
          </table:table-cell>
          <table:table-cell table:formula="of:=1/(4*[.D4]) *1000"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style-name="ce3" table:formula="of:=[.B4]" office:value-type="float" office:value="44.4444444444444" calcext:value-type="float">
            <text:p>44.4</text:p>
          </table:table-cell>
          <table:table-cell table:formula="of:=[.C4]/2" office:value-type="float" office:value="8" calcext:value-type="float">
            <text:p>8</text:p>
          </table:table-cell>
          <table:table-cell table:formula="of:=[.B5]/(2*[.C5]*2)" office:value-type="float" office:value="1.38888888888889" calcext:value-type="float">
            <text:p>1.38888888888889</text:p>
          </table:table-cell>
          <table:table-cell table:formula="of:=1/(4*[.D5]) *1000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style-name="ce3" table:formula="of:=[.B5]" office:value-type="float" office:value="44.4444444444444" calcext:value-type="float">
            <text:p>44.4</text:p>
          </table:table-cell>
          <table:table-cell table:formula="of:=[.C5]/2" office:value-type="float" office:value="4" calcext:value-type="float">
            <text:p>4</text:p>
          </table:table-cell>
          <table:table-cell table:formula="of:=[.B6]/(2*[.C6]*2)" office:value-type="float" office:value="2.77777777777777" calcext:value-type="float">
            <text:p>2.77777777777777</text:p>
          </table:table-cell>
          <table:table-cell table:formula="of:=1/(4*[.D6]) *1000" office:value-type="float" office:value="90.0000000000001" calcext:value-type="float">
            <text:p>90.0000000000001</text:p>
          </table:table-cell>
          <table:table-cell table:number-columns-repeated="1019"/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style-name="ce3" table:formula="of:=[.B6]" office:value-type="float" office:value="44.4444444444444" calcext:value-type="float">
            <text:p>44.4</text:p>
          </table:table-cell>
          <table:table-cell table:formula="of:=[.C6]/2" office:value-type="float" office:value="2" calcext:value-type="float">
            <text:p>2</text:p>
          </table:table-cell>
          <table:table-cell table:formula="of:=[.B7]/(2*[.C7]*2)" office:value-type="float" office:value="5.55555555555555" calcext:value-type="float">
            <text:p>5.55555555555555</text:p>
          </table:table-cell>
          <table:table-cell table:formula="of:=1/(4*[.D7]) *1000" office:value-type="float" office:value="45.0000000000001" calcext:value-type="float">
            <text:p>45.0000000000001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?-?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4.995" calcext:value-type="float">
            <text:p>4.995</text:p>
          </table:table-cell>
          <table:table-cell office:value-type="float" office:value="26300" calcext:value-type="float">
            <text:p>2.63E+04</text:p>
          </table:table-cell>
          <table:table-cell office:value-type="string" calcext:value-type="string">
            <text:p>ga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?-?</text:p>
          </table:table-cell>
          <table:table-cell office:value-type="float" office:value="100" calcext:value-type="float">
            <text:p>100</text:p>
          </table:table-cell>
          <table:table-cell office:value-type="float" office:value="4.995" calcext:value-type="float">
            <text:p>4.995</text:p>
          </table:table-cell>
          <table:table-cell office:value-type="float" office:value="26300" calcext:value-type="float">
            <text:p>2.63E+04</text:p>
          </table:table-cell>
          <table:table-cell office:value-type="string" calcext:value-type="string">
            <text:p>ga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?-?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4.995" calcext:value-type="float">
            <text:p>4.995</text:p>
          </table:table-cell>
          <table:table-cell office:value-type="float" office:value="32000" calcext:value-type="float">
            <text:p>3.20E+04</text:p>
          </table:table-cell>
          <table:table-cell office:value-type="string" calcext:value-type="string">
            <text:p>ga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?-?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4.995" calcext:value-type="float">
            <text:p>4.995</text:p>
          </table:table-cell>
          <table:table-cell office:value-type="float" office:value="36100" calcext:value-type="float">
            <text:p>3.61E+04</text:p>
          </table:table-cell>
          <table:table-cell office:value-type="string" calcext:value-type="string">
            <text:p>ga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?-?</text:p>
          </table:table-cell>
          <table:table-cell office:value-type="float" office:value="100.007" calcext:value-type="float">
            <text:p>100.007</text:p>
          </table:table-cell>
          <table:table-cell office:value-type="float" office:value="4.995" calcext:value-type="float">
            <text:p>4.995</text:p>
          </table:table-cell>
          <table:table-cell office:value-type="float" office:value="38400" calcext:value-type="float">
            <text:p>3.84E+04</text:p>
          </table:table-cell>
          <table:table-cell office:value-type="string" calcext:value-type="string">
            <text:p>ga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?-?</text:p>
          </table:table-cell>
          <table:table-cell office:value-type="float" office:value="100.004" calcext:value-type="float">
            <text:p>100.004</text:p>
          </table:table-cell>
          <table:table-cell office:value-type="float" office:value="4.995" calcext:value-type="float">
            <text:p>4.995</text:p>
          </table:table-cell>
          <table:table-cell office:value-type="float" office:value="39700" calcext:value-type="float">
            <text:p>3.97E+04</text:p>
          </table:table-cell>
          <table:table-cell office:value-type="string" calcext:value-type="string">
            <text:p>ga</text:p>
          </table:table-cell>
          <table:table-cell office:value-type="float" office:value="1339" calcext:value-type="float">
            <text:p>1339</text:p>
          </table:table-cell>
        </table:table-row>
      </table:table>
      <table:table table:name="Sheet3" table:style-name="ta1">
        <table:shapes>
          <draw:frame draw:z-index="0" draw:style-name="gr1" draw:text-style-name="P1" svg:width="6.0567in" svg:height="3.539in" svg:x="2.0299in" svg:y="1.5028in">
            <draw:object draw:notify-on-update-of-ranges="Sheet3.E5:Sheet3.E12 Sheet3.F4:Sheet3.F4 Sheet3.F5:Sheet3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9283in" svg:y="0.3949in">
            <draw:object draw:notify-on-update-of-ranges="Sheet3.I3:Sheet3.I3 Sheet3.I4:Sheet3.I13 Sheet3.J3:Sheet3.J3 Sheet3.J4:Sheet3.J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op: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x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MG_N</text:p>
          </table:table-cell>
          <table:table-cell office:value-type="string" calcext:value-type="string">
            <text:p>TR (ms)</text:p>
          </table:table-cell>
          <table:table-cell office:value-type="string" calcext:value-type="string">
            <text:p>N_CPMG_Pulse</text:p>
          </table:table-cell>
          <table:table-cell office:value-type="string" calcext:value-type="string">
            <text:p>Tau (ms)</text:p>
          </table:table-cell>
          <table:table-cell office:value-type="string" calcext:value-type="string">
            <text:p>v(cpmg,Hz)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f</text:p>
          </table:table-cell>
          <table:table-cell/>
          <table:table-cell table:formula="of:=[.E3]" office:value-type="string" office:string-value="v(cpmg,Hz)" calcext:value-type="string">
            <text:p>v(cpmg,Hz)</text:p>
          </table:table-cell>
          <table:table-cell office:value-type="string" calcext:value-type="string">
            <text:p>Reff(Hz)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(1/90)*[.A4]*1000" office:value-type="float" office:value="44.4444444444444" calcext:value-type="float">
            <text:p>44.4</text:p>
          </table:table-cell>
          <table:table-cell office:value-type="float" office:value="2" calcext:value-type="float">
            <text:p>2</text:p>
          </table:table-cell>
          <table:table-cell table:formula="of:=[.B4]/(2*[.C4]*2)" office:value-type="float" office:value="5.55555555555555" calcext:value-type="float">
            <text:p>5.55555555555555</text:p>
          </table:table-cell>
          <table:table-cell table:formula="of:=1/(4*[.D4]) *1000" office:value-type="float" office:value="45.0000000000001" calcext:value-type="float">
            <text:p>45.0000000000001</text:p>
          </table:table-cell>
          <table:table-cell office:value-type="float" office:value="811" calcext:value-type="float">
            <text:p>811</text:p>
          </table:table-cell>
          <table:table-cell office:value-type="float" office:value="1527" calcext:value-type="float">
            <text:p>1527</text:p>
          </table:table-cell>
          <table:table-cell/>
          <table:table-cell table:formula="of:=[.E4]" office:value-type="float" office:value="45.0000000000001" calcext:value-type="float">
            <text:p>45.0000000000001</text:p>
          </table:table-cell>
          <table:table-cell table:formula="of:=-(1/[.B4])*LN([.F4]/[.G4])" office:value-type="float" office:value="0.0142378256498225" calcext:value-type="float">
            <text:p>0.014237825649823</text:p>
          </table:table-cell>
          <table:table-cell table:number-columns-repeated="1014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style-name="ce3" table:formula="of:=[.B4]" office:value-type="float" office:value="44.4444444444444" calcext:value-type="float">
            <text:p>44.4</text:p>
          </table:table-cell>
          <table:table-cell table:formula="of:=[.C4]*2" office:value-type="float" office:value="4" calcext:value-type="float">
            <text:p>4</text:p>
          </table:table-cell>
          <table:table-cell table:formula="of:=[.B5]/(2*[.C5]*2)" office:value-type="float" office:value="2.77777777777777" calcext:value-type="float">
            <text:p>2.77777777777777</text:p>
          </table:table-cell>
          <table:table-cell table:formula="of:=1/(4*[.D5]) *1000" office:value-type="float" office:value="90.0000000000001" calcext:value-type="float">
            <text:p>90.0000000000001</text:p>
          </table:table-cell>
          <table:table-cell office:value-type="float" office:value="824" calcext:value-type="float">
            <text:p>824</text:p>
          </table:table-cell>
          <table:table-cell table:formula="of:=[.G4]" office:value-type="float" office:value="1527" calcext:value-type="float">
            <text:p>1527</text:p>
          </table:table-cell>
          <table:table-cell/>
          <table:table-cell table:formula="of:=[.E5]" office:value-type="float" office:value="90.0000000000001" calcext:value-type="float">
            <text:p>90.0000000000001</text:p>
          </table:table-cell>
          <table:table-cell table:formula="of:=-(1/[.B5])*LN([.F5]/[.G5])" office:value-type="float" office:value="0.0138800199444561" calcext:value-type="float">
            <text:p>0.013880019944456</text:p>
          </table:table-cell>
          <table:table-cell table:number-columns-repeated="1014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style-name="ce3" table:formula="of:=[.B5]" office:value-type="float" office:value="44.4444444444444" calcext:value-type="float">
            <text:p>44.4</text:p>
          </table:table-cell>
          <table:table-cell office:value-type="float" office:value="6" calcext:value-type="float">
            <text:p>6</text:p>
          </table:table-cell>
          <table:table-cell table:formula="of:=[.B6]/(2*[.C6]*2)" office:value-type="float" office:value="1.85185185185185" calcext:value-type="float">
            <text:p>1.85185185185185</text:p>
          </table:table-cell>
          <table:table-cell table:formula="of:=1/(4*[.D6]) *1000" office:value-type="float" office:value="135" calcext:value-type="float">
            <text:p>135</text:p>
          </table:table-cell>
          <table:table-cell office:value-type="float" office:value="919" calcext:value-type="float">
            <text:p>919</text:p>
          </table:table-cell>
          <table:table-cell table:formula="of:=[.G5]" office:value-type="float" office:value="1527" calcext:value-type="float">
            <text:p>1527</text:p>
          </table:table-cell>
          <table:table-cell/>
          <table:table-cell table:formula="of:=[.E6]" office:value-type="float" office:value="135" calcext:value-type="float">
            <text:p>135</text:p>
          </table:table-cell>
          <table:table-cell table:formula="of:=-(1/[.B6])*LN([.F6]/[.G6])" office:value-type="float" office:value="0.0114249191144163" calcext:value-type="float">
            <text:p>0.011424919114416</text:p>
          </table:table-cell>
          <table:table-cell table:number-columns-repeated="1014"/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style-name="ce3" table:formula="of:=[.B6]" office:value-type="float" office:value="44.4444444444444" calcext:value-type="float">
            <text:p>44.4</text:p>
          </table:table-cell>
          <table:table-cell table:formula="of:=[.C5]*2" office:value-type="float" office:value="8" calcext:value-type="float">
            <text:p>8</text:p>
          </table:table-cell>
          <table:table-cell table:formula="of:=[.B7]/(2*[.C7]*2)" office:value-type="float" office:value="1.38888888888889" calcext:value-type="float">
            <text:p>1.38888888888889</text:p>
          </table:table-cell>
          <table:table-cell table:formula="of:=1/(4*[.D7]) *1000" office:value-type="float" office:value="180" calcext:value-type="float">
            <text:p>180</text:p>
          </table:table-cell>
          <table:table-cell office:value-type="float" office:value="986" calcext:value-type="float">
            <text:p>986</text:p>
          </table:table-cell>
          <table:table-cell table:formula="of:=[.G6]" office:value-type="float" office:value="1527" calcext:value-type="float">
            <text:p>1527</text:p>
          </table:table-cell>
          <table:table-cell/>
          <table:table-cell table:formula="of:=[.E7]" office:value-type="float" office:value="180" calcext:value-type="float">
            <text:p>180</text:p>
          </table:table-cell>
          <table:table-cell table:formula="of:=-(1/[.B7])*LN([.F7]/[.G7])" office:value-type="float" office:value="0.00984158888885994" calcext:value-type="float">
            <text:p>0.00984158888886</text:p>
          </table:table-cell>
          <table:table-cell table:number-columns-repeated="1014"/>
        </table:table-row>
        <table:table-row table:style-name="ro1">
          <table:table-cell table:formula="of:=[.A7]" office:value-type="float" office:value="4" calcext:value-type="float">
            <text:p>4</text:p>
          </table:table-cell>
          <table:table-cell table:style-name="ce3" table:formula="of:=[.B7]" office:value-type="float" office:value="44.4444444444444" calcext:value-type="float">
            <text:p>44.4</text:p>
          </table:table-cell>
          <table:table-cell office:value-type="float" office:value="12" calcext:value-type="float">
            <text:p>12</text:p>
          </table:table-cell>
          <table:table-cell table:formula="of:=[.B8]/(2*[.C8]*2)" office:value-type="float" office:value="0.925925925925925" calcext:value-type="float">
            <text:p>0.925925925925925</text:p>
          </table:table-cell>
          <table:table-cell table:formula="of:=1/(4*[.D8]) *1000" office:value-type="float" office:value="270" calcext:value-type="float">
            <text:p>270</text:p>
          </table:table-cell>
          <table:table-cell office:value-type="float" office:value="1060" calcext:value-type="float">
            <text:p>1060</text:p>
          </table:table-cell>
          <table:table-cell table:formula="of:=[.G7]" office:value-type="float" office:value="1527" calcext:value-type="float">
            <text:p>1527</text:p>
          </table:table-cell>
          <table:table-cell/>
          <table:table-cell table:formula="of:=[.E8]" office:value-type="float" office:value="270" calcext:value-type="float">
            <text:p>270</text:p>
          </table:table-cell>
          <table:table-cell table:formula="of:=-(1/[.B8])*LN([.F8]/[.G8])" office:value-type="float" office:value="0.0082133126575317" calcext:value-type="float">
            <text:p>0.008213312657532</text:p>
          </table:table-cell>
          <table:table-cell table:number-columns-repeated="1014"/>
        </table:table-row>
        <table:table-row table:style-name="ro1">
          <table:table-cell table:formula="of:=[.A8]" office:value-type="float" office:value="4" calcext:value-type="float">
            <text:p>4</text:p>
          </table:table-cell>
          <table:table-cell table:style-name="ce3" table:formula="of:=[.B8]" office:value-type="float" office:value="44.4444444444444" calcext:value-type="float">
            <text:p>44.4</text:p>
          </table:table-cell>
          <table:table-cell office:value-type="float" office:value="16" calcext:value-type="float">
            <text:p>16</text:p>
          </table:table-cell>
          <table:table-cell table:formula="of:=[.B9]/(2*[.C9]*2)" office:value-type="float" office:value="0.694444444444444" calcext:value-type="float">
            <text:p>0.694444444444444</text:p>
          </table:table-cell>
          <table:table-cell table:formula="of:=1/(4*[.D9]) *1000" office:value-type="float" office:value="360" calcext:value-type="float">
            <text:p>360</text:p>
          </table:table-cell>
          <table:table-cell office:value-type="float" office:value="1100" calcext:value-type="float">
            <text:p>1100</text:p>
          </table:table-cell>
          <table:table-cell table:formula="of:=[.G8]" office:value-type="float" office:value="1527" calcext:value-type="float">
            <text:p>1527</text:p>
          </table:table-cell>
          <table:table-cell/>
          <table:table-cell table:formula="of:=[.E9]" office:value-type="float" office:value="360" calcext:value-type="float">
            <text:p>360</text:p>
          </table:table-cell>
          <table:table-cell table:formula="of:=-(1/[.B9])*LN([.F9]/[.G9])" office:value-type="float" office:value="0.00737988404472385" calcext:value-type="float">
            <text:p>0.007379884044724</text:p>
          </table:table-cell>
          <table:table-cell table:number-columns-repeated="1014"/>
        </table:table-row>
        <table:table-row table:style-name="ro1">
          <table:table-cell table:formula="of:=[.A9]" office:value-type="float" office:value="4" calcext:value-type="float">
            <text:p>4</text:p>
          </table:table-cell>
          <table:table-cell table:style-name="ce3" table:formula="of:=[.B9]" office:value-type="float" office:value="44.4444444444444" calcext:value-type="float">
            <text:p>44.4</text:p>
          </table:table-cell>
          <table:table-cell office:value-type="float" office:value="20" calcext:value-type="float">
            <text:p>20</text:p>
          </table:table-cell>
          <table:table-cell table:formula="of:=[.B10]/(2*[.C10]*2)" office:value-type="float" office:value="0.555555555555555" calcext:value-type="float">
            <text:p>0.555555555555555</text:p>
          </table:table-cell>
          <table:table-cell table:formula="of:=1/(4*[.D10]) *1000" office:value-type="float" office:value="450" calcext:value-type="float">
            <text:p>450</text:p>
          </table:table-cell>
          <table:table-cell office:value-type="float" office:value="1124" calcext:value-type="float">
            <text:p>1124</text:p>
          </table:table-cell>
          <table:table-cell table:formula="of:=[.G9]" office:value-type="float" office:value="1527" calcext:value-type="float">
            <text:p>1527</text:p>
          </table:table-cell>
          <table:table-cell/>
          <table:table-cell table:formula="of:=[.E10]" office:value-type="float" office:value="450" calcext:value-type="float">
            <text:p>450</text:p>
          </table:table-cell>
          <table:table-cell table:formula="of:=-(1/[.B10])*LN([.F10]/[.G10])" office:value-type="float" office:value="0.00689425368221242" calcext:value-type="float">
            <text:p>0.006894253682212</text:p>
          </table:table-cell>
          <table:table-cell table:number-columns-repeated="1014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3" table:formula="of:=[.B10]" office:value-type="float" office:value="44.4444444444444" calcext:value-type="float">
            <text:p>44.4</text:p>
          </table:table-cell>
          <table:table-cell office:value-type="float" office:value="24" calcext:value-type="float">
            <text:p>24</text:p>
          </table:table-cell>
          <table:table-cell table:formula="of:=[.B11]/(2*[.C11]*2)" office:value-type="float" office:value="0.462962962962963" calcext:value-type="float">
            <text:p>0.462962962962963</text:p>
          </table:table-cell>
          <table:table-cell table:formula="of:=1/(4*[.D11]) *1000" office:value-type="float" office:value="540.000000000001" calcext:value-type="float">
            <text:p>540.000000000001</text:p>
          </table:table-cell>
          <table:table-cell office:value-type="float" office:value="1142" calcext:value-type="float">
            <text:p>1142</text:p>
          </table:table-cell>
          <table:table-cell table:formula="of:=[.G10]" office:value-type="float" office:value="1527" calcext:value-type="float">
            <text:p>1527</text:p>
          </table:table-cell>
          <table:table-cell/>
          <table:table-cell table:formula="of:=[.E11]" office:value-type="float" office:value="540.000000000001" calcext:value-type="float">
            <text:p>540.000000000001</text:p>
          </table:table-cell>
          <table:table-cell table:formula="of:=-(1/[.B11])*LN([.F11]/[.G11])" office:value-type="float" office:value="0.00653678808756024" calcext:value-type="float">
            <text:p>0.00653678808756</text:p>
          </table:table-cell>
          <table:table-cell table:number-columns-repeated="1014"/>
        </table:table-row>
        <table:table-row table:style-name="ro1">
          <table:table-cell table:formula="of:=[.A11]" office:value-type="float" office:value="4" calcext:value-type="float">
            <text:p>4</text:p>
          </table:table-cell>
          <table:table-cell table:style-name="ce3" table:formula="of:=[.B11]" office:value-type="float" office:value="44.4444444444444" calcext:value-type="float">
            <text:p>44.4</text:p>
          </table:table-cell>
          <table:table-cell office:value-type="float" office:value="32" calcext:value-type="float">
            <text:p>32</text:p>
          </table:table-cell>
          <table:table-cell table:formula="of:=[.B12]/(2*[.C12]*2)" office:value-type="float" office:value="0.347222222222222" calcext:value-type="float">
            <text:p>0.347222222222222</text:p>
          </table:table-cell>
          <table:table-cell table:formula="of:=1/(4*[.D12]) *1000" office:value-type="float" office:value="720.000000000001" calcext:value-type="float">
            <text:p>720.000000000001</text:p>
          </table:table-cell>
          <table:table-cell office:value-type="float" office:value="1164" calcext:value-type="float">
            <text:p>1164</text:p>
          </table:table-cell>
          <table:table-cell table:formula="of:=[.G11]" office:value-type="float" office:value="1527" calcext:value-type="float">
            <text:p>1527</text:p>
          </table:table-cell>
          <table:table-cell/>
          <table:table-cell table:formula="of:=[.E12]" office:value-type="float" office:value="720.000000000001" calcext:value-type="float">
            <text:p>720.000000000001</text:p>
          </table:table-cell>
          <table:table-cell table:formula="of:=-(1/[.B12])*LN([.F12]/[.G12])" office:value-type="float" office:value="0.00610746023086311" calcext:value-type="float">
            <text:p>0.006107460230863</text:p>
          </table:table-cell>
          <table:table-cell table:number-columns-repeated="1014"/>
        </table:table-row>
        <table:table-row table:style-name="ro1">
          <table:table-cell table:formula="of:=[.A12]" office:value-type="float" office:value="4" calcext:value-type="float">
            <text:p>4</text:p>
          </table:table-cell>
          <table:table-cell table:style-name="ce3" table:formula="of:=[.B12]" office:value-type="float" office:value="44.4444444444444" calcext:value-type="float">
            <text:p>44.4</text:p>
          </table:table-cell>
          <table:table-cell office:value-type="float" office:value="64" calcext:value-type="float">
            <text:p>64</text:p>
          </table:table-cell>
          <table:table-cell table:formula="of:=[.B13]/(2*[.C13]*2)" office:value-type="float" office:value="0.173611111111111" calcext:value-type="float">
            <text:p>0.173611111111111</text:p>
          </table:table-cell>
          <table:table-cell table:formula="of:=1/(4*[.D13]) *1000" office:value-type="float" office:value="1440" calcext:value-type="float">
            <text:p>1440</text:p>
          </table:table-cell>
          <table:table-cell office:value-type="float" office:value="1197" calcext:value-type="float">
            <text:p>1197</text:p>
          </table:table-cell>
          <table:table-cell table:formula="of:=[.G12]" office:value-type="float" office:value="1527" calcext:value-type="float">
            <text:p>1527</text:p>
          </table:table-cell>
          <table:table-cell/>
          <table:table-cell table:formula="of:=[.E13]" office:value-type="float" office:value="1440" calcext:value-type="float">
            <text:p>1440</text:p>
          </table:table-cell>
          <table:table-cell table:formula="of:=-(1/[.B13])*LN([.F13]/[.G13])" office:value-type="float" office:value="0.00547844849236484" calcext:value-type="float">
            <text:p>0.005478448492365</text:p>
          </table:table-cell>
          <table:table-cell table:number-columns-repeated="101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J. Am. Chem. Soc. 2001, 123, 11341-11352</text:p>
          </table:table-cell>
          <table:covered-table-cell table:number-columns-repeated="3"/>
          <table:table-cell/>
          <table:table-cell office:value-type="string" calcext:value-type="string" table:number-columns-spanned="7" table:number-rows-spanned="1">
            <text:p>Slow Dynamics in Folded and Unfolded States of an SH3 Domain</text:p>
          </table:table-cell>
          <table:covered-table-cell table:number-columns-repeated="6"/>
          <table:table-cell table:number-columns-repeated="1012"/>
        </table:table-row>
        <table:table-row table:style-name="ro1">
          <table:table-cell table:number-columns-repeated="5"/>
          <table:table-cell table:style-name="Default" office:value-type="string" calcext:value-type="string" table:number-columns-spanned="7" table:number-rows-spanned="1">
            <text:p>Martin Tollinger, † Nikolai R. Skrynnikov, ‡ Frans A. A. Mulder, ‡ Julie D. Forman-Kay, †,§ and Lewis E. Kay* ,‡</text:p>
          </table:table-cell>
          <table:covered-table-cell table:style-name="Default"/>
          <table:covered-table-cell table:number-columns-repeated="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J. Phys. Chem. B 2008, 112, 5898-5904 <text:s/></text:p>
          </table:table-cell>
          <table:covered-table-cell table:number-columns-repeated="3"/>
          <table:table-cell office:value-type="string" calcext:value-type="string" table:number-columns-spanned="9" table:number-rows-spanned="1">
            <text:p>An Improved 15 N Relaxation Dispersion Experiment for the Measurement of Millisecond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 table:number-columns-spanned="5" table:number-rows-spanned="1">
            <text:p>D. Flemming Hansen, Pramodh Vallurupalli, and Lewis E. Kay*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0:56:36.341341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6T12:02:10.449621851</meta:creation-date>
    <dc:date>2025-04-17T11:07:17.046348522</dc:date>
    <meta:editing-duration>PT31M38S</meta:editing-duration>
    <meta:editing-cycles>7</meta:editing-cycles>
    <meta:generator>LibreOffice/6.4.7.2$Linux_X86_64 LibreOffice_project/40$Build-2</meta:generator>
    <meta:document-statistic meta:table-count="3" meta:cell-count="18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85cm" svg:height="8.99cm" xlink:href=".." xlink:type="simple" chart:class="chart:scatter" chart:style-name="ch1">
        <chart:legend chart:legend-position="end" svg:x="13.485cm" svg:y="4.196cm" style:legend-expansion="high" chart:style-name="ch2"/>
        <chart:plot-area chart:style-name="ch3" table:cell-range-address="Sheet3.E5:Sheet3.F12 Sheet3.F4:Sheet3.F4" chart:data-source-has-labels="row" svg:x="0.307cm" svg:y="0.179cm" svg:width="12.871cm" svg:height="8.632cm">
          <chartooo:coordinate-region svg:x="1.114cm" svg:y="0.378cm" svg:width="11.6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F5:Sheet3.F12" chart:label-cell-address="Sheet3.F4:Sheet3.F4" chart:class="chart:scatter">
            <chart:domain table:cell-range-address="Sheet3.E5:Sheet3.E12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811</text:p>
                <draw:g>
                  <svg:desc>Sheet3.F4:Sheet3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0000000000001">
                <text:p>90.0000000000001</text:p>
                <draw:g>
                  <svg:desc>Sheet3.E5:Sheet3.E12</svg:desc>
                </draw:g>
              </table:table-cell>
              <table:table-cell office:value-type="float" office:value="824">
                <text:p>824</text:p>
                <draw:g>
                  <svg:desc>Sheet3.F5:Sheet3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.000000000001">
                <text:p>540.00000000000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.000000000001">
                <text:p>720.000000000001</text:p>
              </table:table-cell>
              <table:table-cell office:value-type="float" office:value="1164">
                <text:p>1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4.201cm" style:legend-expansion="high" chart:style-name="ch2"/>
        <chart:plot-area chart:style-name="ch3" table:cell-range-address="Sheet3.I3:Sheet3.J13" chart:data-source-has-labels="row" svg:x="0.32cm" svg:y="0.18cm" svg:width="12.746cm" svg:height="8.64cm">
          <chartooo:coordinate-region svg:x="1.418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4:Sheet3.J13" chart:label-cell-address="Sheet3.J3:Sheet3.J3" chart:class="chart:scatter">
            <chart:domain table:cell-range-address="Sheet3.I4:Sheet3.I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ff(Hz)</text:p>
                <draw:g>
                  <svg:desc>Sheet3.J3:Sheet3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0000000000001">
                <text:p>45.0000000000001</text:p>
                <draw:g>
                  <svg:desc>Sheet3.I4:Sheet3.I13</svg:desc>
                </draw:g>
              </table:table-cell>
              <table:table-cell office:value-type="float" office:value="0.0142378256498225">
                <text:p>0.0142378256498225</text:p>
                <draw:g>
                  <svg:desc>Sheet3.J4:Sheet3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0000000000001">
                <text:p>90.0000000000001</text:p>
              </table:table-cell>
              <table:table-cell office:value-type="float" office:value="0.0138800199444561">
                <text:p>0.0138800199444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0.0114249191144163">
                <text:p>0.0114249191144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0.00984158888885994">
                <text:p>0.00984158888885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">
                <text:p>270</text:p>
              </table:table-cell>
              <table:table-cell office:value-type="float" office:value="0.0082133126575317">
                <text:p>0.0082133126575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0.00737988404472385">
                <text:p>0.00737988404472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0">
                <text:p>450</text:p>
              </table:table-cell>
              <table:table-cell office:value-type="float" office:value="0.00689425368221242">
                <text:p>0.00689425368221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.000000000001">
                <text:p>540.000000000001</text:p>
              </table:table-cell>
              <table:table-cell office:value-type="float" office:value="0.00653678808756024">
                <text:p>0.00653678808756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.000000000001">
                <text:p>720.000000000001</text:p>
              </table:table-cell>
              <table:table-cell office:value-type="float" office:value="0.00610746023086311">
                <text:p>0.00610746023086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0">
                <text:p>1440</text:p>
              </table:table-cell>
              <table:table-cell office:value-type="float" office:value="0.00547844849236484">
                <text:p>0.005478448492364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